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8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.30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972in" table:align="left"/>
    </style:style>
    <style:style style:name="Table3.A" style:family="table-column">
      <style:table-column-properties style:column-width="4.297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4632in" table:align="left"/>
    </style:style>
    <style:style style:name="Table4.A" style:family="table-column">
      <style:table-column-properties style:column-width="4.463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6403in" table:align="left"/>
    </style:style>
    <style:style style:name="Table5.A" style:family="table-column">
      <style:table-column-properties style:column-width="0.6403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1174in" table:align="left"/>
    </style:style>
    <style:style style:name="Table6.A" style:family="table-column">
      <style:table-column-properties style:column-width="0.117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7764in" table:align="left"/>
    </style:style>
    <style:style style:name="Table7.A" style:family="table-column">
      <style:table-column-properties style:column-width="1.776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3528in" table:align="left"/>
    </style:style>
    <style:style style:name="Table8.A" style:family="table-column">
      <style:table-column-properties style:column-width="3.352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2507in" table:align="left"/>
    </style:style>
    <style:style style:name="Table9.A" style:family="table-column">
      <style:table-column-properties style:column-width="4.2507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1819in" table:align="left"/>
    </style:style>
    <style:style style:name="Table10.A" style:family="table-column">
      <style:table-column-properties style:column-width="2.181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1174in" table:align="left"/>
    </style:style>
    <style:style style:name="Table11.A" style:family="table-column">
      <style:table-column-properties style:column-width="0.1174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2083in" table:align="left"/>
    </style:style>
    <style:style style:name="Table12.A" style:family="table-column">
      <style:table-column-properties style:column-width="4.2083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4.1563in" table:align="left"/>
    </style:style>
    <style:style style:name="Table13.A" style:family="table-column">
      <style:table-column-properties style:column-width="4.1563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4.4361in" table:align="left"/>
    </style:style>
    <style:style style:name="Table14.A" style:family="table-column">
      <style:table-column-properties style:column-width="4.4361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4.2264in" table:align="left"/>
    </style:style>
    <style:style style:name="Table15.A" style:family="table-column">
      <style:table-column-properties style:column-width="4.2264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4.2382in" table:align="left"/>
    </style:style>
    <style:style style:name="Table16.A" style:family="table-column">
      <style:table-column-properties style:column-width="4.2382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2.6083in" table:align="left"/>
    </style:style>
    <style:style style:name="Table17.A" style:family="table-column">
      <style:table-column-properties style:column-width="2.6083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1174in" table:align="left"/>
    </style:style>
    <style:style style:name="Table18.A" style:family="table-column">
      <style:table-column-properties style:column-width="0.1174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2694in" table:align="left"/>
    </style:style>
    <style:style style:name="Table19.A" style:family="table-column">
      <style:table-column-properties style:column-width="2.269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1174in" table:align="left"/>
    </style:style>
    <style:style style:name="Table20.A" style:family="table-column">
      <style:table-column-properties style:column-width="0.1174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4.1514in" table:align="left"/>
    </style:style>
    <style:style style:name="Table21.A" style:family="table-column">
      <style:table-column-properties style:column-width="4.151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1174in" table:align="left"/>
    </style:style>
    <style:style style:name="Table22.A" style:family="table-column">
      <style:table-column-properties style:column-width="0.1174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1194in" table:align="left"/>
    </style:style>
    <style:style style:name="Table23.A" style:family="table-column">
      <style:table-column-properties style:column-width="1.1194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7299in" table:align="left"/>
    </style:style>
    <style:style style:name="Table24.A" style:family="table-column">
      <style:table-column-properties style:column-width="0.7299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3278in" table:align="left"/>
    </style:style>
    <style:style style:name="Table25.A" style:family="table-column">
      <style:table-column-properties style:column-width="1.3278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1.3465in" table:align="left"/>
    </style:style>
    <style:style style:name="Table26.A" style:family="table-column">
      <style:table-column-properties style:column-width="1.3465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1174in" table:align="left"/>
    </style:style>
    <style:style style:name="Table27.A" style:family="table-column">
      <style:table-column-properties style:column-width="0.117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4.5271in" table:align="left"/>
    </style:style>
    <style:style style:name="Table28.A" style:family="table-column">
      <style:table-column-properties style:column-width="4.5271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3.4625in" style:rel-column-width="32767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19.25pt" style:font-size-complex="22pt"/>
    </style:style>
    <style:style style:name="P5" style:family="paragraph" style:parent-style-name="Text_20_body">
      <style:text-properties officeooo:rsid="004102c5" officeooo:paragraph-rsid="004102c5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372163" officeooo:paragraph-rsid="00372163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officeooo:rsid="003a7e27" officeooo:paragraph-rsid="003a7e27" style:font-size-asian="10.5pt" style:font-size-complex="12pt"/>
    </style:style>
    <style:style style:name="P8" style:family="paragraph" style:parent-style-name="Preformatted_20_Text">
      <style:text-properties fo:font-size="12pt" officeooo:rsid="003a7e27" officeooo:paragraph-rsid="003a7e27" style:font-size-asian="12pt" style:font-size-complex="12pt"/>
    </style:style>
    <style:style style:name="P9" style:family="paragraph" style:parent-style-name="Preformatted_20_Text">
      <style:text-properties fo:font-size="12pt" officeooo:rsid="003c1d11" officeooo:paragraph-rsid="003c1d11" style:font-size-asian="12pt" style:font-size-complex="12pt"/>
    </style:style>
    <style:style style:name="P10" style:family="paragraph" style:parent-style-name="Preformatted_20_Text">
      <style:text-properties fo:font-size="12pt" officeooo:rsid="003f521e" officeooo:paragraph-rsid="003f521e" style:font-size-asian="12pt" style:font-size-complex="12pt"/>
    </style:style>
    <style:style style:name="P11" style:family="paragraph" style:parent-style-name="Preformatted_20_Text">
      <style:text-properties officeooo:paragraph-rsid="003f521e"/>
    </style:style>
    <style:style style:name="P12" style:family="paragraph" style:parent-style-name="Preformatted_20_Text">
      <style:text-properties officeooo:rsid="004102c5" officeooo:paragraph-rsid="003f521e"/>
    </style:style>
    <style:style style:name="P13" style:family="paragraph" style:parent-style-name="Preformatted_20_Text">
      <style:text-properties officeooo:rsid="004102c5" officeooo:paragraph-rsid="004102c5"/>
    </style:style>
    <style:style style:name="P14" style:family="paragraph" style:parent-style-name="Table_20_Contents">
      <style:text-properties style:font-name="Liberation Mono" fo:font-size="12pt" officeooo:rsid="003ca1c5" officeooo:paragraph-rsid="003ca1c5" style:font-name-asian="Nimbus Mono L" style:font-size-asian="12pt" style:font-name-complex="Liberation Mono" style:font-size-complex="12pt"/>
    </style:style>
    <style:style style:name="P15" style:family="paragraph" style:parent-style-name="Table_20_Contents">
      <style:text-properties style:font-name="Liberation Mono" fo:font-size="12pt" officeooo:rsid="003ca1c5" officeooo:paragraph-rsid="003f521e" style:font-name-asian="Nimbus Mono L" style:font-size-asian="12pt" style:font-name-complex="Liberation Mono" style:font-size-complex="12pt"/>
    </style:style>
    <style:style style:name="P16" style:family="paragraph" style:parent-style-name="Table_20_Contents">
      <style:text-properties style:font-name="Liberation Mono" fo:font-size="12pt" officeooo:rsid="003df845" officeooo:paragraph-rsid="003df845" style:font-name-asian="Nimbus Mono L" style:font-size-asian="12pt" style:font-name-complex="Liberation Mono" style:font-size-complex="12pt"/>
    </style:style>
    <style:style style:name="P17" style:family="paragraph" style:parent-style-name="Table_20_Contents">
      <style:text-properties style:font-name="Liberation Mono" fo:font-size="12pt" officeooo:rsid="003df845" officeooo:paragraph-rsid="003f521e" style:font-name-asian="Nimbus Mono L" style:font-size-asian="12pt" style:font-name-complex="Liberation Mono" style:font-size-complex="12pt"/>
    </style:style>
    <style:style style:name="P18" style:family="paragraph" style:parent-style-name="Table_20_Contents">
      <style:text-properties style:font-name="Liberation Mono" fo:font-size="12pt" officeooo:rsid="003f521e" officeooo:paragraph-rsid="003f521e" style:font-name-asian="Nimbus Mono L" style:font-size-asian="12pt" style:font-name-complex="Liberation Mono" style:font-size-complex="12pt"/>
    </style:style>
    <style:style style:name="P19" style:family="paragraph" style:parent-style-name="Table_20_Contents">
      <style:text-properties style:font-name="Liberation Mono" fo:font-size="12pt" officeooo:rsid="004098f0" officeooo:paragraph-rsid="004098f0" style:font-name-asian="Nimbus Mono L" style:font-size-asian="12pt" style:font-name-complex="Liberation Mono" style:font-size-complex="12pt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P21" style:family="paragraph" style:parent-style-name="Table_20_Contents">
      <style:text-properties officeooo:rsid="004102c5" officeooo:paragraph-rsid="004102c5"/>
    </style:style>
    <style:style style:name="T1" style:family="text">
      <style:text-properties officeooo:rsid="0020ce30"/>
    </style:style>
    <style:style style:name="T2" style:family="text">
      <style:text-properties officeooo:rsid="00352678"/>
    </style:style>
    <style:style style:name="T3" style:family="text">
      <style:text-properties officeooo:rsid="003ca1c5"/>
    </style:style>
    <style:style style:name="T4" style:family="text">
      <style:text-properties officeooo:rsid="004098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ssignment <text:span text:style-name="T2">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yan Dill</text:p>
      <text:p text:style-name="P3">CS 432</text:p>
      <text:p text:style-name="P3"><text:span text:style-name="T1">February 18</text:span>, 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1. <text:s/>Download the 1000 URIs from assignment #2. <text:s/>"curl", "wget", or</text:p>
      <text:p text:style-name="P6">"lynx" are all good candidate programs to use. <text:s/>We want just the</text:p>
      <text:p text:style-name="P6">raw HTML, not the images, stylesheets, etc.</text:p>
      <text:p text:style-name="P6"/>
      <text:p text:style-name="P6">from the command line:</text:p>
      <text:p text:style-name="P6"/>
      <text:p text:style-name="P6">% curl http://www.cnn.com/ &gt; www.cnn.com</text:p>
      <text:p text:style-name="P6"/>
      <text:p text:style-name="P6">% wget -O www.cnn.com http://www.cnn.com/</text:p>
      <text:p text:style-name="P6"/>
      <text:p text:style-name="P6">% lynx -source http://www.cnn.com/ &gt; www.cnn.com</text:p>
      <text:p text:style-name="P6"/>
      <text:p text:style-name="P6">"www.cnn.com" is just an example output file name, keep in mind</text:p>
      <text:p text:style-name="P6">that the shell will not like some of the characters that can occur</text:p>
      <text:p text:style-name="P6">in URIs (e.g., "?", "&amp;"). <text:s/>You might want to hash the URIs to associate </text:p>
      <text:p text:style-name="P6">them with their respective filename, like:</text:p>
      <text:p text:style-name="P6"/>
      <text:p text:style-name="P6">% echo -n "http://www.cs.odu.edu/show_features.shtml?72" | md5</text:p>
      <text:p text:style-name="P6">41d5f125d13b4bb554e6e31b6b591eeb</text:p>
      <text:p text:style-name="P6"/>
      <text:p text:style-name="P6">("md5sum" on some machines; note the "-n" in echo -- this removes</text:p>
      <text:p text:style-name="P6">the trailing newline.)</text:p>
      <text:p text:style-name="P6"/>
      <text:p text:style-name="P6">Now use a tool to remove (most) of the HTML markup for all 1000 HTML documents.</text:p>
      <text:p text:style-name="P6">"python-boilerpipe" will do a fair job see </text:p>
      <text:p text:style-name="P6">(http://ws-dl.blogspot.com/2017/03/2017-03-20-survey-of-5-boilerplate.html):</text:p>
      <text:p text:style-name="P6"/>
      <text:p text:style-name="P6"><text:tab/>from boilerpipe.extract import Extractor</text:p>
      <text:p text:style-name="P6"><text:tab/>extractor = Extractor(extractor='ArticleExtractor', html=html)</text:p>
      <text:p text:style-name="P6"><text:tab/>extractor.getText()</text:p>
      <text:p text:style-name="P6"/>
      <text:p text:style-name="P6">Keep both files for each URI (i.e., raw HTML and processed). </text:p>
      <text:p text:style-name="P6">Upload both sets of files to your github account</text:p>
      <text:p text:style-name="P6"/>
      <text:p text:style-name="P7"/>
      <text:p text:style-name="P7"/>
      <text:p text:style-name="P7">1. For this assignment I created a bash script, assignment3_1.sh, that hashed the URI from twitgone.txt from the last assignment. From there I ran a python script, assignment3_2.py, that extracted the text from the html. These files, along with the html.key file which stores the hash table, are in the html folder.</text:p>
      <text:p text:style-name="P7"/>
      <text:p text:style-name="P7">Here are some example links:</text:p>
      <text:p text:style-name="P8">http://www.forgotten5.com/2018/02/13/conference-usa-basketball-power-rankings-feb-13/ , ff68305e81bacc865be648f9bd58fedc.html</text:p>
      <text:p text:style-name="P8"><text:soft-page-break/>https://www.scacchoops.com/boston-college-at-pittsburgh-basketball-live-stats-02132018 , 31c93820b343ecf628f756681c3280c0.html</text:p>
      <text:p text:style-name="P8">http://www.espn.com/mens-college-basketball/story/_/id/22402389 , e257af757c1eca5737ece8876557cb4a.html</text:p>
      <text:p text:style-name="P8">http://www.southernminn.com/waseca_county_news/sports/article_38b53f34-3ada-56d6-b804-d3cd363f36fa.html , d9da56d677de24cfce8af19c769617f9.html</text:p>
      <text:p text:style-name="P8">http://www.orlandosentinel.com/sports/florida-state-seminoles/chopping-block/os-sp-fsu-basketball-0214-story.html , 97fe4eeeaf8944b8f250676e96b76cf8.html</text:p>
      <text:p text:style-name="P8">https://dukereport.com/duke-basketball/duke-vs-virginia-tech-game-notes-dis/ , d192a8f861e8139dae8b7e4ac5220e09.html</text:p>
      <text:p text:style-name="P8"/>
      <text:p text:style-name="P8"/>
      <text:p text:style-name="P8">2. <text:s/>Choose a query term (e.g., "shadow") that is not a stop word</text:p>
      <text:p text:style-name="P8">(see week 5 slides) and not HTML markup from step 1 (e.g., "http")</text:p>
      <text:p text:style-name="P8">that matches at least 10 documents (hint: use "grep" on the processed</text:p>
      <text:p text:style-name="P8">files). <text:s/>If the term is present in more than 10 documents, choose</text:p>
      <text:p text:style-name="P8">any 10 from your list. <text:s/>(If you do not end up with a list of 10</text:p>
      <text:p text:style-name="P8">URIs, you've done something wrong).</text:p>
      <text:p text:style-name="P8"/>
      <text:p text:style-name="P8">As per the example in the week 5 slides, compute TFIDF values for</text:p>
      <text:p text:style-name="P8">the term in each of the 10 documents and create a table with the</text:p>
      <text:p text:style-name="P8">TF, IDF, and TFIDF values, as well as the corresponding URIs. <text:s/>The</text:p>
      <text:p text:style-name="P8">URIs will be ranked in decreasing order by TFIDF values. <text:s/>For</text:p>
      <text:p text:style-name="P8">example:</text:p>
      <text:p text:style-name="P8"/>
      <text:p text:style-name="P8">Table 1. 10 Hits for the term "shadow", ranked by TFIDF.</text:p>
      <text:p text:style-name="P8"/>
      <text:p text:style-name="P8">TFIDF<text:tab/>TF<text:tab/>IDF<text:tab/>URI</text:p>
      <text:p text:style-name="P8">-----<text:tab/>--<text:tab/>---<text:tab/>---</text:p>
      <text:p text:style-name="P8">0.150<text:tab/>0.014<text:tab/>10.680<text:tab/>http://foo.com/</text:p>
      <text:p text:style-name="P8">0.044<text:tab/>0.008<text:tab/>10.680<text:tab/>http://bar.com/</text:p>
      <text:p text:style-name="P8"/>
      <text:p text:style-name="P8"/>
      <text:p text:style-name="P8">You can use Google or Bing for the DF estimation. <text:s/>To count the</text:p>
      <text:p text:style-name="P8">number of words in the processed document (i.e., the deonminator</text:p>
      <text:p text:style-name="P8">for TF), you can use "wc":</text:p>
      <text:p text:style-name="P8"/>
      <text:p text:style-name="P8">% wc -w www.cnn.com.processed</text:p>
      <text:p text:style-name="P8"><text:s text:c="4"/>2370 www.cnn.com.processed</text:p>
      <text:p text:style-name="P8"/>
      <text:p text:style-name="P8">It won't be completely accurate, but it will be probably be</text:p>
      <text:p text:style-name="P8">consistently inaccurate across all files. <text:s/>You can use more </text:p>
      <text:p text:style-name="P8">accurate methods if you'd like, just explain how you did it. <text:s/></text:p>
      <text:p text:style-name="P8"/>
      <text:p text:style-name="P8">Don't forget the log base 2 for IDF, and mind your significant</text:p>
      <text:p text:style-name="P8">digits!</text:p>
      <text:p text:style-name="P8"/>
      <text:p text:style-name="P8"><text:soft-page-break/><text:a xlink:type="simple" xlink:href="https://en.wikipedia.org/wiki/Significant_figures#Rounding_and_decimal_places" text:style-name="Internet_20_link" text:visited-style-name="Visited_20_Internet_20_Link">https://en.wikipedia.org/wiki/Significant_figures#Rounding_and_decimal_places</text:a></text:p>
      <text:p text:style-name="P8"/>
      <text:p text:style-name="P8"/>
      <text:p text:style-name="P9">For this assignment I <text:span text:style-name="T3">chose the word “NCAA” and</text:span> sorted the content of mincount.txt and got the following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File Name</text:p>
          </table:table-cell>
          <table:table-cell table:style-name="Table1.A1" office:value-type="string">
            <text:p text:style-name="P14">Count</text:p>
          </table:table-cell>
          <table:table-cell table:style-name="Table1.C1" office:value-type="string">
            <text:p text:style-name="P14">Words</text:p>
          </table:table-cell>
        </table:table-row>
        <table:table-row>
          <table:table-cell table:style-name="Table1.A2" office:value-type="string">
            <text:p text:style-name="P14">349ec66442a410163ddd3130f75e5c08.txt</text:p>
          </table:table-cell>
          <table:table-cell table:style-name="Table1.A2" office:value-type="string">
            <text:p text:style-name="P14">16</text:p>
          </table:table-cell>
          <table:table-cell table:style-name="Table1.C2" office:value-type="string">
            <text:p text:style-name="P16">4102</text:p>
          </table:table-cell>
        </table:table-row>
        <table:table-row>
          <table:table-cell table:style-name="Table1.A2" office:value-type="string">
            <text:p text:style-name="P14">2334985fd799ef1ca23751bb8756d6f8.txt</text:p>
          </table:table-cell>
          <table:table-cell table:style-name="Table1.A2" office:value-type="string">
            <text:p text:style-name="P14">6</text:p>
          </table:table-cell>
          <table:table-cell table:style-name="Table1.C2" office:value-type="string">
            <text:p text:style-name="P16">874</text:p>
          </table:table-cell>
        </table:table-row>
        <table:table-row>
          <table:table-cell table:style-name="Table1.A2" office:value-type="string">
            <text:p text:style-name="P14">37b448a3130861a07bc81b3f77072b07.txt</text:p>
          </table:table-cell>
          <table:table-cell table:style-name="Table1.A2" office:value-type="string">
            <text:p text:style-name="P14">4</text:p>
          </table:table-cell>
          <table:table-cell table:style-name="Table1.C2" office:value-type="string">
            <text:p text:style-name="P16">504</text:p>
          </table:table-cell>
        </table:table-row>
        <table:table-row>
          <table:table-cell table:style-name="Table1.A2" office:value-type="string">
            <text:p text:style-name="P14">d9aff423f6e55e87f26af8b426cbcc6c.txt</text:p>
          </table:table-cell>
          <table:table-cell table:style-name="Table1.A2" office:value-type="string">
            <text:p text:style-name="P14">2</text:p>
          </table:table-cell>
          <table:table-cell table:style-name="Table1.C2" office:value-type="string">
            <text:p text:style-name="P16">399</text:p>
          </table:table-cell>
        </table:table-row>
        <table:table-row>
          <table:table-cell table:style-name="Table1.A2" office:value-type="string">
            <text:p text:style-name="P14">b7512b6982abbcd3385b59d9e0ea2e94.txt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6">45</text:p>
          </table:table-cell>
        </table:table-row>
        <table:table-row>
          <table:table-cell table:style-name="Table1.A2" office:value-type="string">
            <text:p text:style-name="P14">d1cc32376d1f774ccf05767a31fafc66.txt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6">180</text:p>
          </table:table-cell>
        </table:table-row>
        <table:table-row>
          <table:table-cell table:style-name="Table1.A2" office:value-type="string">
            <text:p text:style-name="P14">3ba1c07f0ff1c05ad0e3d2d469009614.txt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6">19</text:p>
          </table:table-cell>
        </table:table-row>
        <table:table-row>
          <table:table-cell table:style-name="Table1.A2" office:value-type="string">
            <text:p text:style-name="P14">aabeda93399488822f80a811e7b1f781.txt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6">200</text:p>
          </table:table-cell>
        </table:table-row>
        <table:table-row>
          <table:table-cell table:style-name="Table1.A2" office:value-type="string">
            <text:p text:style-name="P16">32bc42a50ba3917e76c041c9ec40bbb1.txt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6">85</text:p>
          </table:table-cell>
        </table:table-row>
        <table:table-row>
          <table:table-cell table:style-name="Table1.A2" office:value-type="string">
            <text:p text:style-name="P16">13bb96482834bc8d6b365a08ef05661d.txt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6">12</text:p>
          </table:table-cell>
        </table:table-row>
      </table:table>
      <text:p text:style-name="P9"/>
      <text:p text:style-name="P9"/>
      <text:p text:style-name="P10">According to Google, they have <text:span text:style-name="T4">47,000,000,000</text:span> websites in the corpus, and Google has 115,000,000 websites that hit for NCAA. <text:s/>This gives me an IDF of <text:span text:style-name="T4">8.6749</text:span>.</text:p>
      <text:p text:style-name="P10"/>
      <text:p text:style-name="P10">Calculating each page for this IDF gives me the following table.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File Name</text:p>
          </table:table-cell>
          <table:table-cell table:style-name="Table2.A1" office:value-type="string">
            <text:p text:style-name="P18">TF</text:p>
          </table:table-cell>
          <table:table-cell table:style-name="Table2.C1" office:value-type="string">
            <text:p text:style-name="P18">TFIDF</text:p>
          </table:table-cell>
        </table:table-row>
        <table:table-row>
          <table:table-cell table:style-name="Table2.A2" office:value-type="string">
            <text:p text:style-name="P15">349ec66442a410163ddd3130f75e5c08.txt</text:p>
          </table:table-cell>
          <table:table-cell table:style-name="Table2.A2" office:value-type="string">
            <text:p text:style-name="P19">0.0039</text:p>
          </table:table-cell>
          <table:table-cell table:style-name="Table2.C2" office:value-type="string">
            <text:p text:style-name="P19">0.0338</text:p>
          </table:table-cell>
        </table:table-row>
        <table:table-row>
          <table:table-cell table:style-name="Table2.A2" office:value-type="string">
            <text:p text:style-name="P14">2334985fd799ef1ca23751bb8756d6f8.txt</text:p>
          </table:table-cell>
          <table:table-cell table:style-name="Table2.A2" office:value-type="string">
            <text:p text:style-name="P19">0.0069</text:p>
          </table:table-cell>
          <table:table-cell table:style-name="Table2.C2" office:value-type="string">
            <text:p text:style-name="P19">0.0599</text:p>
          </table:table-cell>
        </table:table-row>
        <table:table-row>
          <table:table-cell table:style-name="Table2.A2" office:value-type="string">
            <text:p text:style-name="P15">37b448a3130861a07bc81b3f77072b07.txt</text:p>
          </table:table-cell>
          <table:table-cell table:style-name="Table2.A2" office:value-type="string">
            <text:p text:style-name="P19">0.0079</text:p>
          </table:table-cell>
          <table:table-cell table:style-name="Table2.C2" office:value-type="string">
            <text:p text:style-name="P19">0.0688</text:p>
          </table:table-cell>
        </table:table-row>
        <table:table-row>
          <table:table-cell table:style-name="Table2.A2" office:value-type="string">
            <text:p text:style-name="P14">d9aff423f6e55e87f26af8b426cbcc6c.txt</text:p>
          </table:table-cell>
          <table:table-cell table:style-name="Table2.A2" office:value-type="string">
            <text:p text:style-name="P19">0.0050</text:p>
          </table:table-cell>
          <table:table-cell table:style-name="Table2.C2" office:value-type="string">
            <text:p text:style-name="P19">0.0435</text:p>
          </table:table-cell>
        </table:table-row>
        <table:table-row>
          <table:table-cell table:style-name="Table2.A2" office:value-type="string">
            <text:p text:style-name="P14">b7512b6982abbcd3385b59d9e0ea2e94.txt</text:p>
          </table:table-cell>
          <table:table-cell table:style-name="Table2.A2" office:value-type="string">
            <text:p text:style-name="P19">0.0222</text:p>
          </table:table-cell>
          <table:table-cell table:style-name="Table2.C2" office:value-type="string">
            <text:p text:style-name="P19">0.1928</text:p>
          </table:table-cell>
        </table:table-row>
        <table:table-row>
          <table:table-cell table:style-name="Table2.A2" office:value-type="string">
            <text:p text:style-name="P15">d1cc32376d1f774ccf05767a31fafc66.txt</text:p>
          </table:table-cell>
          <table:table-cell table:style-name="Table2.A2" office:value-type="string">
            <text:p text:style-name="P19">0.0555</text:p>
          </table:table-cell>
          <table:table-cell table:style-name="Table2.C2" office:value-type="string">
            <text:p text:style-name="P19">0.4814</text:p>
          </table:table-cell>
        </table:table-row>
        <table:table-row>
          <table:table-cell table:style-name="Table2.A2" office:value-type="string">
            <text:p text:style-name="P15">3ba1c07f0ff1c05ad0e3d2d469009614.txt</text:p>
          </table:table-cell>
          <table:table-cell table:style-name="Table2.A2" office:value-type="string">
            <text:p text:style-name="P19">0.0526</text:p>
          </table:table-cell>
          <table:table-cell table:style-name="Table2.C2" office:value-type="string">
            <text:p text:style-name="P19">0.4563</text:p>
          </table:table-cell>
        </table:table-row>
        <table:table-row>
          <table:table-cell table:style-name="Table2.A2" office:value-type="string">
            <text:p text:style-name="P15">aabeda93399488822f80a811e7b1f781.txt</text:p>
          </table:table-cell>
          <table:table-cell table:style-name="Table2.A2" office:value-type="string">
            <text:p text:style-name="P19">0.0050</text:p>
          </table:table-cell>
          <table:table-cell table:style-name="Table2.C2" office:value-type="string">
            <text:p text:style-name="P19">0.0434</text:p>
          </table:table-cell>
        </table:table-row>
        <table:table-row>
          <table:table-cell table:style-name="Table2.A2" office:value-type="string">
            <text:p text:style-name="P17">32bc42a50ba3917e76c041c9ec40bbb1.txt</text:p>
          </table:table-cell>
          <table:table-cell table:style-name="Table2.A2" office:value-type="string">
            <text:p text:style-name="P19">0.0118</text:p>
          </table:table-cell>
          <table:table-cell table:style-name="Table2.C2" office:value-type="string">
            <text:p text:style-name="P19">0.1021</text:p>
          </table:table-cell>
        </table:table-row>
        <table:table-row>
          <table:table-cell table:style-name="Table2.A2" office:value-type="string">
            <text:p text:style-name="P17">13bb96482834bc8d6b365a08ef05661d.txt</text:p>
          </table:table-cell>
          <table:table-cell table:style-name="Table2.A2" office:value-type="string">
            <text:p text:style-name="P19">0.0833</text:p>
          </table:table-cell>
          <table:table-cell table:style-name="Table2.C2" office:value-type="string">
            <text:p text:style-name="P19">0.7229</text:p>
          </table:table-cell>
        </table:table-row>
      </table:table>
      <text:p text:style-name="P10"/>
      <text:p text:style-name="P10"/>
      <text:p text:style-name="P10"/>
      <text:p text:style-name="P11"/>
      <text:p text:style-name="P12"><text:soft-page-break/></text:p>
      <text:p text:style-name="P13">Question 3</text:p>
      <text:p text:style-name="P13"/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79"/>3. Now rank the same 10 URIs from question #2, but this time 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80"/>by their PageRank. Use any of the free PR estimaters on the web,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81"/>such as: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20"><text:bookmark text:name="LC82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83"/>http://pr.eyedomain.com/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4"/>http://www.prchecker.info/check_page_rank.php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85"/>http://www.seocentro.com/tools/search-engines/pagerank.html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86"/>http://www.checkpagerank.net/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0"><text:bookmark text:name="LC87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88"/>If you use these tools, you'll have to do so by hand (they have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89"/>anti-bot captchas), but there are only 10 to do. Normalize the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90"/>values they give you to be from 0 to 1.0. Use the same tool on all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91"/>10 (again, consistency is more important than accuracy). Also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92"/>note that these tools typically report on the domain rather than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93"/>the page, so it's not entirely accurate. 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0"><text:bookmark text:name="LC94"/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95"/>Create a table similar to Table 1: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0"><text:bookmark text:name="LC96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97"/>Table 2. 10 hits for the term "shadow", ranked by PageRank.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0"><text:bookmark text:name="LC98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99"/>PageRank URI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100"/>-------- ---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101"/>0.9 http://bar.com/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102"/>0.5 http://foo.com/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0"><text:bookmark text:name="LC103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104"/>Briefly compare and contrast the rankings produced in questions 2</text:p>
          </table:table-cell>
        </table:table-row>
      </table:table>
      <text:p text:style-name="Text_20_body">And 3.</text:p>
      <text:p text:style-name="Text_20_body"/>
      <text:p text:style-name="P5">For this question I used <text:a xlink:type="simple" xlink:href="http://pr.eyedomain.com/" text:style-name="Internet_20_link" text:visited-style-name="Visited_20_Internet_20_Link">http://pr.eyedomain.com</text:a> and I received the following websites(Note: there was a bit of overlap in websites so there are less than 10 total domains):</text:p>
      <text:p text:style-name="P5"/>
      <table:table table:name="Table29" table:style-name="Table29">
        <table:table-column table:style-name="Table29.A" table:number-columns-repeated="2"/>
        <table:table-row>
          <table:table-cell table:style-name="Table29.A1" office:value-type="string">
            <text:p text:style-name="P21">Website</text:p>
          </table:table-cell>
          <table:table-cell table:style-name="Table29.B1" office:value-type="string">
            <text:p text:style-name="P21">Webrank</text:p>
          </table:table-cell>
        </table:table-row>
        <table:table-row>
          <table:table-cell table:style-name="Table29.A2" office:value-type="string">
            <text:p text:style-name="P21">ESPN.com</text:p>
          </table:table-cell>
          <table:table-cell table:style-name="Table29.B2" office:value-type="string">
            <text:p text:style-name="P21">8</text:p>
          </table:table-cell>
        </table:table-row>
        <table:table-row>
          <table:table-cell table:style-name="Table29.A2" office:value-type="string">
            <text:p text:style-name="P21">Reuters.com</text:p>
          </table:table-cell>
          <table:table-cell table:style-name="Table29.B2" office:value-type="string">
            <text:p text:style-name="P21">8</text:p>
          </table:table-cell>
        </table:table-row>
        <table:table-row>
          <table:table-cell table:style-name="Table29.A2" office:value-type="string">
            <text:p text:style-name="P21">Foxsports.com</text:p>
          </table:table-cell>
          <table:table-cell table:style-name="Table29.B2" office:value-type="string">
            <text:p text:style-name="P21">7</text:p>
          </table:table-cell>
        </table:table-row>
        <table:table-row>
          <table:table-cell table:style-name="Table29.A2" office:value-type="string">
            <text:p text:style-name="P21">CBSsports.com</text:p>
          </table:table-cell>
          <table:table-cell table:style-name="Table29.B2" office:value-type="string">
            <text:p text:style-name="P21">8</text:p>
          </table:table-cell>
        </table:table-row>
        <table:table-row>
          <table:table-cell table:style-name="Table29.A2" office:value-type="string">
            <text:p text:style-name="P21">Bleacherreport.com</text:p>
          </table:table-cell>
          <table:table-cell table:style-name="Table29.B2" office:value-type="string">
            <text:p text:style-name="P21">6</text:p>
          </table:table-cell>
        </table:table-row>
        <table:table-row>
          <table:table-cell table:style-name="Table29.A2" office:value-type="string">
            <text:p text:style-name="P21">Basketballinsider.com</text:p>
          </table:table-cell>
          <table:table-cell table:style-name="Table29.B2" office:value-type="string">
            <text:p text:style-name="P21">7</text:p>
          </table:table-cell>
        </table:table-row>
      </table:table>
      <text:p text:style-name="P5"/>
      <text:p text:style-name="P5"><text:soft-page-break/>I would say most of these TFIDF scores don’t necessarily match up to theses websites webrank. <text:s/>I believe this is due to the fact that many of these web pages are small, since it was most likely a link to a stats page posted on twitter, or even a small caption on a video. <text:s/>Most of the websites I used are well-known sports sites and have a high Webra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43:41.982874475</meta:creation-date>
    <dc:date>2018-02-21T00:43:30.366961315</dc:date>
    <meta:editing-duration>PT3H34M59S</meta:editing-duration>
    <meta:editing-cycles>9</meta:editing-cycles>
    <meta:generator>LibreOffice/5.1.6.2$Linux_X86_64 LibreOffice_project/10m0$Build-2</meta:generator>
    <meta:document-statistic meta:table-count="29" meta:image-count="0" meta:object-count="0" meta:page-count="6" meta:paragraph-count="169" meta:word-count="856" meta:character-count="6405" meta:non-whitespace-character-count="5689"/>
  </office:meta>
</office:document-meta>
</file>